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Medium" svg:font-family="'Noto Sans CJK SC Medium'" style:font-family-generic="roman" style:font-pitch="variable"/>
    <style:font-face style:name="Noto Sans CJK SC Medium1" svg:font-family="'Noto Sans CJK SC Medium'" style:font-adornments="Regular" style:font-family-generic="roman" style:font-pitch="variable"/>
    <style:font-face style:name="Noto Sans CJK SC Medium2" svg:font-family="'Noto Sans CJK SC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6cm" fo:min-width="4.44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3.048cm" svg:x="2.905cm" svg:y="9.001cm">
          <text:p text:style-name="P1">Compile 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85cm" svg:height="3.048cm" svg:x="11.287cm" svg:y="9.001cm">
          <text:p text:style-name="P1">Run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85cm" svg:height="3.048cm" svg:x="6.969cm" svg:y="3.159cm">
          <text:p text:style-name="P1">Erro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85cm" svg:y1="5.953cm" svg:x2="6.461cm" svg:y2="8.874cm">
          <text:p/>
        </draw:line>
        <draw:line draw:style-name="gr2" draw:text-style-name="P2" draw:layer="layout" svg:x1="12.684cm" svg:y1="5.953cm" svg:x2="14.589cm" svg:y2="8.874cm">
          <text:p/>
        </draw:line>
        <draw:custom-shape draw:style-name="gr1" draw:text-style-name="P1" draw:layer="layout" svg:width="6.985cm" svg:height="3.048cm" svg:x="12.43cm" svg:y="14.843cm">
          <text:p text:style-name="P1">Any moment<text:line-break/>during run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985cm" svg:height="3.048cm" svg:x="4.048cm" svg:y="14.97cm">
          <text:p text:style-name="P1">Initializ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192cm" svg:y1="12.049cm" svg:x2="10.144cm" svg:y2="15.351cm">
          <text:p/>
        </draw:line>
        <draw:line draw:style-name="gr2" draw:text-style-name="P2" draw:layer="layout" svg:x1="14.97cm" svg:y1="12.176cm" svg:x2="15.859cm" svg:y2="14.7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Medium" svg:font-family="'Noto Sans CJK SC Medium'" style:font-family-generic="roman" style:font-pitch="variable"/>
    <style:font-face style:name="Noto Sans CJK SC Medium1" svg:font-family="'Noto Sans CJK SC Medium'" style:font-adornments="Regular" style:font-family-generic="roman" style:font-pitch="variable"/>
    <style:font-face style:name="Noto Sans CJK SC Medium2" svg:font-family="'Noto Sans CJK SC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CJK SC Medium2" fo:font-family="'Noto Sans CJK SC Medium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22:35:48.940346189</meta:creation-date>
    <dc:date>2019-04-23T23:03:03.530508129</dc:date>
    <meta:editing-duration>PT5M48S</meta:editing-duration>
    <meta:editing-cycles>4</meta:editing-cycles>
    <meta:generator>LibreOffice/5.1.6.2$Linux_X86_64 LibreOffice_project/10m0$Build-2</meta:generator>
    <meta:document-statistic meta:object-count="9"/>
  </office:meta>
</office:document-meta>
</file>